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207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85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4.126cm"/>
    </style:style>
    <style:style style:name="co11" style:family="table-column">
      <style:table-column-properties fo:break-before="auto" style:column-width="3.889cm"/>
    </style:style>
    <style:style style:name="co12" style:family="table-column">
      <style:table-column-properties fo:break-before="auto" style:column-width="3.134cm"/>
    </style:style>
    <style:style style:name="co13" style:family="table-column">
      <style:table-column-properties fo:break-before="auto" style:column-width="2.773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="none"/>
      <style:text-properties fo:font-size="12pt" style:font-size-asian="12pt" style:font-size-complex="12pt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4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Equilibriu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Call of the Wild</text:p>
          </table:table-cell>
          <table:table-cell table:style-name="ce7" office:value-type="string">
            <text:p>Meditat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2"/>
          <table:table-cell table:style-name="ce11" office:value-type="float" office:value="50">
            <text:p>50</text:p>
          </table:table-cell>
          <table:table-cell table:style-name="ce15" office:value-type="string">
            <text:p>stun for a few turns + equilibrium decrease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3"/>
          <table:table-cell table:style-name="ce8"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3"/>
          <table:table-cell table:style-name="ce8" office:value-type="string">
            <text:p>Nature's Balanc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10">
            <text:p>10</text:p>
          </table:table-cell>
          <table:table-cell table:style-name="ce12" office:value-type="float" office:value="50">
            <text:p>50</text:p>
          </table:table-cell>
          <table:table-cell table:style-name="ce16" office:value-type="string">
            <text:p>resets all gift talents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3"/>
          <table:table-cell table:style-name="ce8" office:value-type="string">
            <text:p>Landwalker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2"/>
          <table:table-cell table:style-name="ce12" office:value-type="float" office:value="50">
            <text:p>50</text:p>
          </table:table-cell>
          <table:table-cell table:style-name="ce16" office:value-type="string">
            <text:p>allows to pass deep water, forest, …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2" office:value-type="string">
            <text:p>Antimagic</text:p>
          </table:table-cell>
          <table:table-cell table:style-name="ce7" office:value-type="string">
            <text:p>Antimagic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5" office:value-type="string">
            <text:p>Increases chances to ignores spells but also fail at casting spells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3"/>
          <table:table-cell table:style-name="ce8" office:value-type="string">
            <text:p>Spell Shiel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Absorbs spells cast at the user; increasing equilibrium until failure. Cannot cast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Mana Clas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Drains mana from foe and make it explod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Antimagic Ward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Puts a ward on the floor; any actor standing in it is protected against spells but cant cast either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lime Aspect</text:p>
          </table:table-cell>
          <table:table-cell table:style-name="ce7" office:value-type="string">
            <text:p>Poisonous Spores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5" office:value-type="string">
            <text:p>Release poison at the target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Acid Skin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3" table:number-columns-repeated="2"/>
          <table:table-cell table:style-name="ce13" office:value-type="float" office:value="10">
            <text:p>10</text:p>
          </table:table-cell>
          <table:table-cell table:style-name="ce17" office:value-type="string">
            <text:p>Acid sheath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Slime Spi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30">
            <text:p>30</text:p>
          </table:table-cell>
          <table:table-cell table:style-name="ce17" office:value-type="string">
            <text:p>Bolt nature damage; slows target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Slime Roots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20">
            <text:p>20</text:p>
          </table:table-cell>
          <table:table-cell table:style-name="ce17" office:value-type="string">
            <text:p>Controlled blink + stun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and Drake Aspect</text:p>
          </table:table-cell>
          <table:table-cell table:style-name="ce7" office:value-type="string">
            <text:p>Burrow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2"/>
          <table:table-cell table:style-name="ce11" office:value-type="float" office:value="0">
            <text:p>0</text:p>
          </table:table-cell>
          <table:table-cell table:style-name="ce15" office:value-type="string">
            <text:p>Burrows into a wall, digging it and moving throught it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Swallow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100">
            <text:p>100</text:p>
          </table:table-cell>
          <table:table-cell table:style-name="ce17" office:value-type="string">
            <text:p>Swallow wholly your target, consuming it in your stomach, reducing your equilibrium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Quak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2"/>
          <table:table-cell table:style-name="ce13" office:value-type="float" office:value="50">
            <text:p>50</text:p>
          </table:table-cell>
          <table:table-cell table:style-name="ce17" office:value-type="string">
            <text:p>Small localized quak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Sand Breat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number-columns-repeated="2" table:style-name="ce13" office:value-type="float" office:value="12">
            <text:p>12</text:p>
          </table:table-cell>
          <table:table-cell table:style-name="ce17" office:value-type="string">
            <text:p>Breaths sand: physical damage and blinds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Fire Drake Aspect</text:p>
          </table:table-cell>
          <table:table-cell table:style-name="ce7" office:value-type="string">
            <text:p>Bellowing Roa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Fear cone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Wing Buffe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Cone knockback</text:p>
          </table:table-cell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 table:style-name="ce4"/>
          <table:table-cell office:value-type="string">
            <text:p>Devouring Flam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40">
            <text:p>40</text:p>
          </table:table-cell>
          <table:table-cell table:style-name="ce13"/>
          <table:table-cell table:style-name="ce17" office:value-type="string">
            <text:p>small lasting zone of fire damag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Fire Breat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Fire cone damage + fire dot</text:p>
          </table:table-cell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 table:style-name="ce2" office:value-type="string">
            <text:p>Cold Drake Aspect</text:p>
          </table:table-cell>
          <table:table-cell table:style-name="ce7" office:value-type="string">
            <text:p>Ice Claw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cold melee damage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Harden Skin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Increases armor</text:p>
          </table:table-cell>
          <table:table-cell table:style-name="ce13"/>
          <table:table-cell table:style-name="ce17"/>
          <table:table-cell table:number-columns-repeated="1014"/>
        </table:table-row>
        <table:table-row table:style-name="ro1">
          <table:table-cell table:style-name="ce4"/>
          <table:table-cell office:value-type="string">
            <text:p>Ice Wall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ice wall for a whil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Ice Breat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ice cone + random freez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2">
          <table:table-cell table:style-name="ce3"/>
          <table:table-cell table:style-name="ce8"/>
          <table:table-cell table:style-name="ce13"/>
          <table:table-cell table:style-name="ce12" table:number-columns-repeated="4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ummon – Melee</text:p>
          </table:table-cell>
          <table:table-cell table:style-name="ce7" office:value-type="string">
            <text:p>War Houn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offensive melee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Jelly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good melee, cannot mov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Minotau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Earth Golem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ummon – Distance</text:p>
          </table:table-cell>
          <table:table-cell table:style-name="ce7" office:value-type="string">
            <text:p>Fire Imp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offensive caster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Hydra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Warpe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Fire Drak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Summon – Utility</text:p>
          </table:table-cell>
          <table:table-cell table:style-name="ce7" office:value-type="string">
            <text:p>Turtl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tank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Spide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poison/web/annoy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enevolent Spiri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heal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ontrol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Allows to take direct control of a summon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ummon – Augmentation</text:p>
          </table:table-cell>
          <table:table-cell table:style-name="ce7" office:value-type="string">
            <text:p>Rag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Induces a rage in your summon, increasing its damage (only on melee)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etonat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makes your fire imp explode in a burst of flames; your benevolant spirit burst in healing (both you and ennemies)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Resilienc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3" table:number-columns-repeated="3"/>
          <table:table-cell table:style-name="ce17" office:value-type="string">
            <text:p>Increases your summons constitution and time to live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Phase Summon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Switch places with one summon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1014"/>
        </table:table-row>
        <table:table-row table:style-name="ro1" table:number-rows-repeated="3">
          <table:table-cell table:style-name="ce4"/>
          <table:table-cell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3" table:number-columns-repeated="5"/>
          <table:table-cell table:style-name="ce15"/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13"/>
          <table:table-cell table:style-name="ce12" table:number-columns-repeated="3"/>
          <table:table-cell table:style-name="ce15"/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3" table:number-columns-repeated="5"/>
          <table:table-cell table:style-name="ce15"/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13"/>
          <table:table-cell table:style-name="ce12" table:number-columns-repeated="3"/>
          <table:table-cell table:style-name="ce15"/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3" table:number-columns-repeated="5"/>
          <table:table-cell table:style-name="ce15"/>
          <table:table-cell table:style-name="ce17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3" table:formula="of:=SUM([.C1:.C68])" office:value-type="float" office:value="200">
            <text:p>200</text:p>
          </table:table-cell>
          <table:table-cell table:style-name="ce13" table:number-columns-repeated="4"/>
          <table:table-cell table:style-name="ce17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3" table:number-columns-repeated="5"/>
          <table:table-cell table:style-name="ce17" table:number-columns-repeated="3"/>
          <table:table-cell table:number-columns-repeated="1014"/>
        </table:table-row>
        <table:table-row table:style-name="ro1" table:number-rows-repeated="65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21"/>
        <table:table-column table:style-name="co10" table:default-cell-style-name="ce25"/>
        <table:table-column table:style-name="co11" table:number-columns-repeated="2" table:default-cell-style-name="ce25"/>
        <table:table-column table:style-name="co10" table:default-cell-style-name="ce25"/>
        <table:table-column table:style-name="co12" table:default-cell-style-name="ce25"/>
        <table:table-column table:style-name="co8" table:number-columns-repeated="2" table:default-cell-style-name="ce13"/>
        <table:table-column table:style-name="co8" table:number-columns-repeated="1016" table:default-cell-style-name="ce17"/>
        <table:table-row table:style-name="ro2">
          <table:table-cell table:style-name="ce20"/>
          <table:table-cell table:style-name="ce24" office:value-type="string">
            <text:p>Level 1</text:p>
          </table:table-cell>
          <table:table-cell table:style-name="ce24" office:value-type="string">
            <text:p>Level 2</text:p>
          </table:table-cell>
          <table:table-cell table:style-name="ce24" office:value-type="string">
            <text:p>Level 3</text:p>
          </table:table-cell>
          <table:table-cell table:style-name="ce24" office:value-type="string">
            <text:p>Level 4</text:p>
          </table:table-cell>
          <table:table-cell table:style-name="ce24" office:value-type="string">
            <text:p>Level 5</text:p>
          </table:table-cell>
          <table:table-cell table:style-name="ce27" table:number-columns-repeated="2"/>
          <table:table-cell table:style-name="ce28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2" office:value-type="string">
            <text:p>Call of the Wild</text:p>
          </table:table-cell>
          <table:table-cell table:style-name="ce26" office:value-type="string">
            <text:p>Meditation</text:p>
          </table:table-cell>
          <table:table-cell/>
          <table:table-cell office:value-type="string">
            <text:p>Landwalker</text:p>
          </table:table-cell>
          <table:table-cell table:style-name="ce26" office:value-type="string">
            <text:p>Nature's Balance</text:p>
          </table:table-cell>
          <table:table-cell table:number-columns-repeated="1019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Antimagic</text:p>
          </table:table-cell>
          <table:table-cell office:value-type="string">
            <text:p>Spell Shield</text:p>
          </table:table-cell>
          <table:table-cell office:value-type="string">
            <text:p>Antimagic Zone</text:p>
          </table:table-cell>
          <table:table-cell office:value-type="string">
            <text:p>Mana Clash</text:p>
          </table:table-cell>
          <table:table-cell office:value-type="string">
            <text:p>Antimagic Ward</text:p>
          </table:table-cell>
          <table:table-cell table:number-columns-repeated="1019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Mimicry</text:p>
          </table:table-cell>
          <table:table-cell table:number-columns-repeated="1023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Symbiosis</text:p>
          </table:table-cell>
          <table:table-cell table:number-columns-repeated="1023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table:style-name="ce22" office:value-type="string">
            <text:p>Slime Aspect</text:p>
          </table:table-cell>
          <table:table-cell table:style-name="ce26" office:value-type="string">
            <text:p>Poisonous Spores</text:p>
          </table:table-cell>
          <table:table-cell table:style-name="ce26" office:value-type="string">
            <text:p>Acidic Skin</text:p>
          </table:table-cell>
          <table:table-cell table:style-name="ce26" office:value-type="string">
            <text:p>Slime Spit</text:p>
          </table:table-cell>
          <table:table-cell table:style-name="ce26" office:value-type="string">
            <text:p>Slime Roots</text:p>
          </table:table-cell>
          <table:table-cell/>
          <table:table-cell table:style-name="ce12"/>
          <table:table-cell table:number-columns-repeated="1017"/>
        </table:table-row>
        <table:table-row table:style-name="ro2">
          <table:table-cell table:style-name="ce22"/>
          <table:table-cell table:number-columns-repeated="5"/>
          <table:table-cell table:style-name="ce12"/>
          <table:table-cell table:number-columns-repeated="1017"/>
        </table:table-row>
        <table:table-row table:style-name="ro2">
          <table:table-cell table:style-name="ce23" office:value-type="string">
            <text:p>Sand Drake Aspect</text:p>
          </table:table-cell>
          <table:table-cell office:value-type="string">
            <text:p>Burrow</text:p>
          </table:table-cell>
          <table:table-cell office:value-type="string">
            <text:p>Swallow</text:p>
          </table:table-cell>
          <table:table-cell table:style-name="ce26" office:value-type="string">
            <text:p>Quake</text:p>
          </table:table-cell>
          <table:table-cell table:style-name="ce26" office:value-type="string">
            <text:p>Sand Breath</text:p>
          </table:table-cell>
          <table:table-cell/>
          <table:table-cell table:style-name="ce12"/>
          <table:table-cell table:number-columns-repeated="1017"/>
        </table:table-row>
        <table:table-row table:style-name="ro2">
          <table:table-cell table:style-name="ce22" office:value-type="string">
            <text:p>Fire Drake Aspect</text:p>
          </table:table-cell>
          <table:table-cell office:value-type="string">
            <text:p>Bellowing Roar</text:p>
          </table:table-cell>
          <table:table-cell office:value-type="string">
            <text:p>Wing Buffet</text:p>
          </table:table-cell>
          <table:table-cell office:value-type="string">
            <text:p>Devouring Flame</text:p>
          </table:table-cell>
          <table:table-cell table:style-name="ce26" office:value-type="string">
            <text:p>Fire Breath</text:p>
          </table:table-cell>
          <table:table-cell/>
          <table:table-cell table:style-name="ce12"/>
          <table:table-cell table:number-columns-repeated="1017"/>
        </table:table-row>
        <table:table-row table:style-name="ro2">
          <table:table-cell table:style-name="ce23" office:value-type="string">
            <text:p>Cold Drake Aspect</text:p>
          </table:table-cell>
          <table:table-cell office:value-type="string">
            <text:p>Ice Claw</text:p>
          </table:table-cell>
          <table:table-cell office:value-type="string">
            <text:p>Harden Skin</text:p>
          </table:table-cell>
          <table:table-cell office:value-type="string">
            <text:p>Ice Wall</text:p>
          </table:table-cell>
          <table:table-cell table:style-name="ce26" office:value-type="string">
            <text:p>Ice Breath</text:p>
          </table:table-cell>
          <table:table-cell table:number-columns-repeated="1019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Summon – Melee</text:p>
          </table:table-cell>
          <table:table-cell table:style-name="ce26" office:value-type="string">
            <text:p>War Hound</text:p>
          </table:table-cell>
          <table:table-cell table:style-name="ce26" office:value-type="string">
            <text:p>Jelly</text:p>
          </table:table-cell>
          <table:table-cell table:style-name="ce26" office:value-type="string">
            <text:p>Minotaur</text:p>
          </table:table-cell>
          <table:table-cell table:style-name="ce26" office:value-type="string">
            <text:p>Stone Golem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Summon – Distance</text:p>
          </table:table-cell>
          <table:table-cell table:style-name="ce26" office:value-type="string">
            <text:p>Fire Imp</text:p>
          </table:table-cell>
          <table:table-cell table:style-name="ce26" office:value-type="string">
            <text:p>Hydra</text:p>
          </table:table-cell>
          <table:table-cell office:value-type="string">
            <text:p>Warper</text:p>
          </table:table-cell>
          <table:table-cell office:value-type="string">
            <text:p>Fire Drake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Summon – Utility</text:p>
          </table:table-cell>
          <table:table-cell office:value-type="string">
            <text:p>Turtle</text:p>
          </table:table-cell>
          <table:table-cell office:value-type="string">
            <text:p>Spider</text:p>
          </table:table-cell>
          <table:table-cell office:value-type="string">
            <text:p>Benevolent Spirit</text:p>
          </table:table-cell>
          <table:table-cell office:value-type="string">
            <text:p>Control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Summon – Augmentation</text:p>
          </table:table-cell>
          <table:table-cell office:value-type="string">
            <text:p>Rage</text:p>
          </table:table-cell>
          <table:table-cell office:value-type="string">
            <text:p>Detonate</text:p>
          </table:table-cell>
          <table:table-cell office:value-type="string">
            <text:p>Resilience</text:p>
          </table:table-cell>
          <table:table-cell office:value-type="string">
            <text:p>Phase Summon</text:p>
          </table:table-cell>
          <table:table-cell table:number-columns-repeated="1019"/>
        </table:table-row>
        <table:table-row table:style-name="ro2" table:number-rows-repeated="4">
          <table:table-cell table:style-name="ce23"/>
          <table:table-cell table:number-columns-repeated="1023"/>
        </table:table-row>
        <table:table-row table:style-name="ro2" table:number-rows-repeated="65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uilibrium Chart" table:style-name="ta1" table:print="false">
        <office:forms form:automatic-focus="false" form:apply-design-mode="false"/>
        <table:table-column table:style-name="co13" table:default-cell-style-name="ce14"/>
        <table:table-column table:style-name="co8" table:default-cell-style-name="ce14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29" table:formula="of:=SQRT([.B1]+[.A2])/70" office:value-type="percentage" office:value="0.0349927106111883">
            <text:p>3,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29" table:formula="of:=SQRT([.B1]+[.A3])/70" office:value-type="percentage" office:value="0.0553283335172488">
            <text:p>5,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29" table:formula="of:=SQRT([.B1]+[.A4])/70" office:value-type="percentage" office:value="0.0714285714285714">
            <text:p>7,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29" table:formula="of:=SQRT([.B1]+[.A5])/70" office:value-type="percentage" office:value="0.0845154254728517">
            <text:p>8,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29" table:formula="of:=SQRT([.B1]+[.A6])/70" office:value-type="percentage" office:value="0.105945692672795">
            <text:p>10,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29" table:formula="of:=SQRT([.B1]+[.A7])/70" office:value-type="percentage" office:value="0.14638501094228">
            <text:p>14,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29" table:formula="of:=SQRT([.B1]+[.A8])/70" office:value-type="percentage" office:value="0.177855708542696">
            <text:p>17,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29" table:formula="of:=SQRT([.B1]+[.A9])/70" office:value-type="percentage" office:value="0.204540300903948">
            <text:p>20,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29" table:formula="of:=SQRT([.B1]+[.A10])/70" office:value-type="percentage" office:value="0.249489274236757">
            <text:p>24,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29" table:formula="of:=SQRT([.B1]+[.A11])/70" office:value-type="percentage" office:value="0.321031500774918">
            <text:p>32,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4">24/03/2010</text:date>, <text:time>01:0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3-24T01:04:30</dc:date>
    <dc:language>fr-FR</dc:language>
    <meta:editing-cycles>130</meta:editing-cycles>
    <meta:editing-duration>PT168H46M48S</meta:editing-duration>
    <dc:creator>Nicolas Casalini</dc:creator>
    <meta:document-statistic meta:table-count="3" meta:cell-count="268" meta:object-count="0"/>
    <meta:user-defined meta:name="Info 1"/>
    <meta:user-defined meta:name="Info 2"/>
    <meta:user-defined meta:name="Info 3"/>
    <meta:user-defined meta:name="Info 4"/>
  </office:meta>
</office:document-meta>
</file>